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2" svg:font-family="TakaoPGothic"/>
    <style:font-face style:name="Albany AMT1" svg:font-family="'Albany AMT', Arial" style:font-family-generic="roman"/>
    <style:font-face style:name="Liberation Mono" svg:font-family="'Liberation Mono', 'Courier New'" style:font-family-generic="roman"/>
    <style:font-face style:name="Liberation Sans" svg:font-family="'Liberation Sans', 'Nimbus Sans L', Arial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Pothana2000" svg:font-family="Pothana2000" style:font-family-generic="roman"/>
    <style:font-face style:name="Times New Roman1" svg:font-family="'Times New Roman'" style:font-family-generic="roman"/>
    <style:font-face style:name="Albany AMT" svg:font-family="'Albany AMT', Arial" style:font-family-generic="swiss"/>
    <style:font-face style:name="Linux Biolinum G" svg:font-family="'Linux Biolinum G'" style:font-family-generic="roman" style:font-pitch="variable"/>
    <style:font-face style:name="TakaoPMincho" svg:font-family="TakaoPMincho" style:font-family-generic="roman" style:font-pitch="variable"/>
    <style:font-face style:name="Times New Roman" svg:font-family="'Times New Roman'" style:font-family-generic="roman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Code_20_Window">
      <style:text-properties fo:font-size="16pt" officeooo:paragraph-rsid="0003f6f6" style:font-size-asian="16pt" style:font-size-complex="16pt"/>
    </style:style>
    <style:style style:name="P2" style:family="paragraph" style:parent-style-name="Code_20_Window" style:master-page-name="Standard">
      <style:paragraph-properties style:page-number="auto"/>
      <style:text-properties fo:font-size="16pt" officeooo:paragraph-rsid="0003f6f6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3f7d3"/>
    </style:style>
    <style:style style:name="T3" style:family="text">
      <style:text-properties style:font-name="Liberation Mono" officeooo:rsid="00044765"/>
    </style:style>
    <style:style style:name="gr1" style:family="graphic">
      <style:graphic-properties draw:stroke="dash" draw:stroke-dash="Dash_20_1" svg:stroke-width="0.018cm" svg:stroke-color="#000000" svg:stroke-opacity="100%" draw:stroke-linejoin="miter" draw:fill-color="#00ff00" draw:opacity="5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0" draw:z-index="0" draw:name="turtle" draw:style-name="gr1" draw:text-style-name="P3" svg:width="2.116cm" svg:height="2.116cm" svg:x="9.446cm" svg:y="13.792cm" svg:viewBox="0 0 2117 2117" svg:d="m847 1288-221 382-81-301zm211-1112 223 221-223 220-218-220zm521 1182-302-81 222 381zm301-660-427-114-269 157 426 113zm-954 52-383-221-220 383zm573 308-441-441-441 441 441 441zm-441 1059zm207-22zm199-59zm182-97zm160-133zm133-160zm97-182zm60-199zm21-207zm-21-206zm-60-199zm-97-182zm-133-161zm-160-132zm-182-97zm-199-60zm-207-21zm-206 21zm-199 60zm-182 97zm-161 132zm-132 161zm-97 182zm-60 199zm-21 206zm21 207zm60 199zm97 182zm132 160zm161 133zm182 97zm199 59zm206-1037z">
        <text:p/>
      </draw:path>
      <text:p text:style-name="P2"><text:span text:style-name="T1">文字の大きさ </text:span><text:span text:style-name="T3">50</text:span></text:p>
      <text:p text:style-name="P1"><text:span text:style-name="T1">ペンをあげる</text:span></text:p>
      <text:p text:style-name="P1"><text:span text:style-name="T1">くりかえす 10 [</text:span></text:p>
      <text:p text:style-name="P1"><text:span text:style-name="T1"><text:tab/>すすむ 170</text:span></text:p>
      <text:p text:style-name="P1"><text:span text:style-name="T1"><text:tab/>文字の色 なんでも</text:span></text:p>
      <text:p text:style-name="P1"><text:span text:style-name="T1"><text:tab/>文字 “</text:span><text:span text:style-name="T3">logo</text:span><text:span text:style-name="T1">”</text:span></text:p>
      <text:p text:style-name="P1"><text:span text:style-name="T1"><text:tab/>もどる 170</text:span></text:p>
      <text:p text:style-name="P1"><text:span text:style-name="T1"><text:tab/>左 360/10</text:span></text:p>
      <text:p text:style-name="P1"><text:span text:style-name="T1">]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kaoPGothic2" svg:font-family="TakaoPGothic"/>
    <style:font-face style:name="Albany AMT1" svg:font-family="'Albany AMT', Arial" style:font-family-generic="roman"/>
    <style:font-face style:name="Liberation Mono" svg:font-family="'Liberation Mono', 'Courier New'" style:font-family-generic="roman"/>
    <style:font-face style:name="Liberation Sans" svg:font-family="'Liberation Sans', 'Nimbus Sans L', Arial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Pothana2000" svg:font-family="Pothana2000" style:font-family-generic="roman"/>
    <style:font-face style:name="Times New Roman1" svg:font-family="'Times New Roman'" style:font-family-generic="roman"/>
    <style:font-face style:name="Albany AMT" svg:font-family="'Albany AMT', Arial" style:font-family-generic="swiss"/>
    <style:font-face style:name="Linux Biolinum G" svg:font-family="'Linux Biolinum G'" style:font-family-generic="roman" style:font-pitch="variable"/>
    <style:font-face style:name="TakaoPMincho" svg:font-family="TakaoPMincho" style:font-family-generic="roman" style:font-pitch="variable"/>
    <style:font-face style:name="Times New Roman" svg:font-family="'Times New Roman'" style:font-family-generic="roman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stroke-dash draw:name="Dash_20_1" draw:display-name="Dash 1" draw:style="rect" draw:dots2="1" draw:dots2-length="0.02cm" draw:distance="0.02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zxx" fo:country="none" style:letter-kerning="true" style:font-name-asian="TakaoPGothic1" style:font-size-asian="10.5pt" style:language-asian="ja" style:country-asian="JP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Pothana2000" fo:font-size="12pt" style:letter-kerning="true" style:font-name-asian="DejaVu Sans" style:font-size-asian="12pt" style:font-name-complex="TakaoPGothic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374cm" style:contextual-spacing="false" fo:orphans="2" fo:widows="2" style:writing-mode="lr-tb"/>
      <style:text-properties style:use-window-font-color="true" style:font-name="Pothana2000" fo:font-size="12pt" style:font-name-asian="DejaVu Sans" style:font-size-asian="12pt" style:font-name-complex="TakaoPGothic2" style:font-size-complex="12pt"/>
    </style:style>
    <style:style style:name="Caption" style:family="paragraph" style:parent-style-name="Standard" style:default-outline-level="" style:class="extra">
      <style:paragraph-properties fo:margin-top="0.374cm" fo:margin-bottom="0.374cm" style:contextual-spacing="false" fo:orphans="2" fo:widows="2" text:number-lines="false" text:line-number="0" style:writing-mode="lr-tb"/>
      <style:text-properties style:use-window-font-color="true" style:font-name="Pothana2000" fo:font-size="12pt" fo:font-style="italic" style:font-name-asian="DejaVu Sans" style:font-size-asian="12pt" style:font-style-asian="italic" style:font-name-complex="TakaoPGothic2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2" fo:widows="2" text:number-lines="false" text:line-number="0" style:writing-mode="lr-tb"/>
      <style:text-properties style:use-window-font-color="true" style:font-name="Pothana2000" fo:font-size="12pt" style:font-name-asian="DejaVu Sans" style:font-size-asian="12pt" style:font-name-complex="TakaoPGothic2" style:font-size-complex="12pt"/>
    </style:style>
    <style:style style:name="_3f__3f_" style:display-name="??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TakaoPGothic1" style:font-size-complex="12pt" style:text-emphasize="none"/>
    </style:style>
    <style:style style:name="_3f__3f__3f__3f__3f__3f__3f__3f__3f__3f__3f__3f_" style:display-name="????????????" style:family="paragraph" style:parent-style-name="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TakaoPGothic1" style:font-size-complex="12pt" style:text-emphasize="none"/>
    </style:style>
    <style:style style:name="_3f__3f__3f__3f__3f__3f__3f__3f__3f__3f__3f__3f__3f_" style:display-name="?????????????" style:family="paragraph" style:parent-style-name="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_3f__3f__3f__3f__3f__3f__3f_" style:display-name="???????" style:family="paragraph" style:parent-style-name="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1" style:display-name="???? 1" style:family="paragraph" style:parent-style-name="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2" style:display-name="???? 2" style:family="paragraph" style:parent-style-name="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.6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kaoPGothic1" style:font-size-complex="12pt" style:text-emphasize="none"/>
    </style:style>
    <style:style style:name="_3f__3f__3f__20_1" style:display-name="??? 1" style:family="paragraph" style:parent-style-name="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rst_20_Slide_7e_LT_7e_Gliederung_20_1" style:display-name="First Slide~LT~Gliederung 1" style:family="paragraph" style:default-outline-level="">
      <style:paragraph-properties fo:margin-top="0cm" fo:margin-bottom="0.21cm" style:contextual-spacing="false" fo:orphans="2" fo:widows="2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First_20_Slide_7e_LT_7e_Gliederung_20_2" style:display-name="First Slide~LT~Gliederung 2" style:family="paragraph" style:parent-style-name="First_20_Slide_7e_LT_7e_Gliederung_20_1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First_20_Slide_7e_LT_7e_Gliederung_20_3" style:display-name="First Slide~LT~Gliederung 3" style:family="paragraph" style:parent-style-name="First_20_Slide_7e_LT_7e_Gliederung_20_2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First_20_Slide_7e_LT_7e_Gliederung_20_4" style:display-name="First Slide~LT~Gliederung 4" style:family="paragraph" style:parent-style-name="First_20_Slide_7e_LT_7e_Gliederung_20_3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rst_20_Slide_7e_LT_7e_Gliederung_20_5" style:display-name="First Slide~LT~Gliederung 5" style:family="paragraph" style:parent-style-name="First_20_Slide_7e_LT_7e_Gliederung_20_4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rst_20_Slide_7e_LT_7e_Gliederung_20_6" style:display-name="First Slide~LT~Gliederung 6" style:family="paragraph" style:parent-style-name="First_20_Slide_7e_LT_7e_Gliederung_20_5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rst_20_Slide_7e_LT_7e_Gliederung_20_7" style:display-name="First Slide~LT~Gliederung 7" style:family="paragraph" style:parent-style-name="First_20_Slide_7e_LT_7e_Gliederung_20_6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rst_20_Slide_7e_LT_7e_Gliederung_20_8" style:display-name="First Slide~LT~Gliederung 8" style:family="paragraph" style:parent-style-name="First_20_Slide_7e_LT_7e_Gliederung_20_7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rst_20_Slide_7e_LT_7e_Gliederung_20_9" style:display-name="First Slide~LT~Gliederung 9" style:family="paragraph" style:parent-style-name="First_20_Slide_7e_LT_7e_Gliederung_20_8" style:default-outline-level="">
      <style:paragraph-properties fo:margin-top="0cm" fo:margin-bottom="0.2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rst_20_Slide_7e_LT_7e_Titel" style:display-name="First Slide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First_20_Slide_7e_LT_7e_Untertitel" style:display-name="First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First_20_Slide_7e_LT_7e_Notizen" style:display-name="First Slide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TakaoPGothic1" style:font-size-complex="12pt" style:text-emphasize="none"/>
    </style:style>
    <style:style style:name="First_20_Slide_7e_LT_7e_Hintergrundobjekte" style:display-name="First Slide~LT~Hintergrundobjekte" style:family="paragraph" style:default-outline-level="">
      <style:paragraph-properties fo:orphans="2" fo:widows="2" style:writing-mode="lr-tb"/>
      <style:text-properties style:use-window-font-color="true" style:font-name="Liberation Sans" fo:font-size="12pt" style:letter-kerning="true" style:font-name-asian="DejaVu Sans" style:font-size-asian="12pt" style:font-name-complex="TakaoPGothic1" style:font-size-complex="12pt"/>
    </style:style>
    <style:style style:name="First_20_Slide_7e_LT_7e_Hintergrund" style:display-name="First Slide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Pothana2000" fo:font-size="18pt" style:letter-kerning="true" style:font-name-asian="DejaVu Sans" style:font-size-asian="18pt" style:font-name-complex="TakaoPGothic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Pothana2000" fo:font-size="18pt" style:letter-kerning="true" style:font-size-asian="18pt"/>
    </style:style>
    <style:style style:name="_3f__3f__3f__3f__3f__3f__20_1" style:display-name="?????? 1" style:family="paragraph" style:default-outline-level="">
      <style:paragraph-properties fo:margin-left="0cm" fo:margin-right="0cm" fo:margin-top="0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_3f__3f__3f__3f__3f__3f__20_2" style:display-name="?????? 2" style:family="paragraph" style:parent-style-name="_3f__3f__3f__3f__3f__3f__20_1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_3f__3f__3f__3f__3f__3f__20_3" style:display-name="?????? 3" style:family="paragraph" style:parent-style-name="_3f__3f__3f__3f__3f__3f__20_2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_3f__3f__3f__3f__3f__3f__20_4" style:display-name="?????? 4" style:family="paragraph" style:parent-style-name="_3f__3f__3f__3f__3f__3f__20_3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5" style:display-name="?????? 5" style:family="paragraph" style:parent-style-name="_3f__3f__3f__3f__3f__3f__20_4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6" style:display-name="?????? 6" style:family="paragraph" style:parent-style-name="_3f__3f__3f__3f__3f__3f__20_5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7" style:display-name="?????? 7" style:family="paragraph" style:parent-style-name="_3f__3f__3f__3f__3f__3f__20_6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8" style:display-name="?????? 8" style:family="paragraph" style:parent-style-name="_3f__3f__3f__3f__3f__3f__20_7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9" style:display-name="?????? 9" style:family="paragraph" style:parent-style-name="_3f__3f__3f__3f__3f__3f__20_8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bO_20_Shape" style:display-name="LibO Shape" style:family="paragraph" style:parent-style-name="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een_20_Bright" style:display-name="Green Bright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een_20_Dark" style:display-name="Green Dark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range_20_Dark" style:display-name="Orange Dark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range_20_Bright" style:display-name="Orange Bright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Yellow_20_Dark" style:display-name="Yellow Dark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Yellow_20_Bright" style:display-name="Yellow Bright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20_Bright" style:display-name="Blue Bright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20_Dark" style:display-name="Blue Dark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rple_20_Bright" style:display-name="Purple Bright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rple_20_Dark" style:display-name="Purple Dark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nector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_20_Window" style:display-name="Code Window" style:family="paragraph" style:parent-style-name="LibO_20_Shape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WW-Heading1" style:family="paragraph" style:default-outline-level="">
      <style:paragraph-properties fo:margin-top="0.741cm" fo:margin-bottom="0.37cm" style:contextual-spacing="false" fo:orphans="2" fo:widows="2" style:writing-mode="lr-tb"/>
      <style:text-properties style:use-window-font-color="true" style:font-name="Times New Roman" fo:font-size="12pt" style:font-name-asian="DejaVu Sans" style:font-size-asian="12pt" style:font-name-complex="TakaoPGothic1" style:font-size-complex="12pt"/>
    </style:style>
    <style:style style:name="WW-Heading" style:family="paragraph" style:default-outline-level="">
      <style:paragraph-properties fo:margin-top="0.741cm" fo:margin-bottom="0.37cm" style:contextual-spacing="false" fo:orphans="2" fo:widows="2" style:writing-mode="lr-tb"/>
      <style:text-properties style:use-window-font-color="true" style:font-name="Times New Roman" fo:font-size="12pt" style:font-name-asian="DejaVu Sans" style:font-size-asian="12pt" style:font-name-complex="TakaoPGothic1" style:font-size-complex="12pt"/>
    </style:style>
    <style:style style:name="WW-Heading12" style:family="paragraph" style:default-outline-level="">
      <style:paragraph-properties fo:margin-top="0.741cm" fo:margin-bottom="0.37cm" style:contextual-spacing="false" fo:orphans="2" fo:widows="2" style:writing-mode="lr-tb"/>
      <style:text-properties style:use-window-font-color="true" style:font-name="Times New Roman" fo:font-size="12pt" style:font-name-asian="DejaVu Sans" style:font-size-asian="12pt" style:font-name-complex="TakaoPGothic1" style:font-size-complex="12pt"/>
    </style:style>
    <style:style style:name="WW-Heading11" style:family="paragraph" style:default-outline-level="">
      <style:paragraph-properties fo:margin-top="1.307cm" fo:margin-bottom="0.653cm" style:contextual-spacing="false" fo:orphans="2" fo:widows="2" style:writing-mode="lr-tb"/>
      <style:text-properties style:use-window-font-color="true" style:font-name="Pothana2000" fo:font-size="12pt" style:letter-kerning="true" style:font-name-asian="DejaVu Sans" style:font-size-asian="12pt" style:font-name-complex="TakaoPGothic1" style:font-size-complex="12pt"/>
    </style:style>
    <style:style style:name="WW-Heading121" style:family="paragraph" style:default-outline-level="">
      <style:paragraph-properties fo:margin-top="1.307cm" fo:margin-bottom="0.653cm" style:contextual-spacing="false" fo:orphans="2" fo:widows="2" style:writing-mode="lr-tb"/>
      <style:text-properties style:use-window-font-color="true" style:font-name="Lohit Hindi" fo:font-size="12pt" style:letter-kerning="true" style:font-name-asian="DejaVu Sans" style:font-size-asian="12pt" style:font-name-complex="TakaoPGothic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746cm" fo:margin-bottom="0.28cm" style:contextual-spacing="false" fo:orphans="2" fo:widows="2" style:writing-mode="lr-tb"/>
      <style:text-properties style:use-window-font-color="true" style:font-name="Albany AMT" fo:font-size="18pt" fo:font-weight="bold" style:font-name-asian="DejaVu Sans" style:font-size-asian="18pt" style:font-weight-asian="bold" style:font-name-complex="TakaoPGothic1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46cm" fo:margin-bottom="0.31cm" style:contextual-spacing="false" fo:orphans="2" fo:widows="2" style:writing-mode="lr-tb"/>
      <style:text-properties style:use-window-font-color="true" style:font-name="Albany AMT" fo:font-size="14pt" fo:font-weight="bold" style:font-name-asian="DejaVu Sans" style:font-size-asian="14pt" style:font-weight-asian="bold" style:font-name-complex="TakaoPGothic1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746cm" fo:margin-bottom="0.31cm" style:contextual-spacing="false" fo:orphans="2" fo:widows="2" style:writing-mode="lr-tb"/>
      <style:text-properties style:use-window-font-color="true" style:font-name="Albany AMT" fo:font-size="12pt" fo:font-weight="bold" style:font-name-asian="DejaVu Sans" style:font-size-asian="12pt" style:font-weight-asian="bold" style:font-name-complex="TakaoPGothic1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46cm" fo:margin-bottom="0.31cm" style:contextual-spacing="false" fo:orphans="2" fo:widows="2" style:writing-mode="lr-tb"/>
      <style:text-properties style:use-window-font-color="true" style:font-name="Albany AMT" fo:font-size="10pt" fo:font-weight="bold" style:font-name-asian="DejaVu Sans" style:font-size-asian="10pt" style:font-weight-asian="bold" style:font-name-complex="TakaoPGothic1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746cm" fo:margin-bottom="0.31cm" style:contextual-spacing="false" fo:orphans="2" fo:widows="2" style:writing-mode="lr-tb"/>
      <style:text-properties style:use-window-font-color="true" style:font-name="Albany AMT" fo:font-size="10pt" fo:font-weight="bold" style:font-name-asian="DejaVu Sans" style:font-size-asian="10pt" style:font-weight-asian="bold" style:font-name-complex="TakaoPGothic1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746cm" fo:margin-bottom="0.31cm" style:contextual-spacing="false" fo:orphans="2" fo:widows="2" style:writing-mode="lr-tb"/>
      <style:text-properties style:use-window-font-color="true" style:font-name="Albany AMT" fo:font-size="10pt" fo:font-weight="bold" style:font-name-asian="DejaVu Sans" style:font-size-asian="10pt" style:font-weight-asian="bold" style:font-name-complex="TakaoPGothic1" style:font-size-complex="12pt"/>
    </style:style>
    <style:style style:name="Internet_20_Link" style:display-name="Internet Link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TakaoPGothic1" style:font-size-complex="12pt"/>
    </style:style>
    <style:style style:name="Bullets" style:family="paragraph" style:default-outline-level="">
      <style:paragraph-properties fo:orphans="2" fo:widows="2" style:writing-mode="lr-tb"/>
      <style:text-properties style:use-window-font-color="true" style:font-name="OpenSymbol" fo:font-size="12pt" style:font-name-asian="DejaVu Sans" style:font-size-asian="12pt" style:font-name-complex="TakaoPGothic1" style:font-size-complex="12pt"/>
    </style:style>
    <style:style style:name="Text_20_body.related" style:display-name="Text body.related" style:family="paragraph" style:default-outline-level="">
      <style:paragraph-properties fo:margin-top="1.245cm" fo:margin-bottom="0.093cm" style:contextual-spacing="false" fo:orphans="2" fo:widows="2" style:writing-mode="lr-tb"/>
      <style:text-properties style:use-window-font-color="true" style:font-name="Albany AMT1" fo:font-size="10pt" fo:font-weight="bold" style:font-name-asian="DejaVu Sans" style:font-size-asian="10pt" style:font-weight-asian="bold" style:font-name-complex="TakaoPGothic1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fo:margin-top="0.093cm" fo:margin-bottom="0.093cm" style:contextual-spacing="false" fo:orphans="2" fo:widows="2" text:number-lines="false" text:line-number="0" style:writing-mode="lr-tb"/>
      <style:text-properties style:use-window-font-color="true" style:font-name="Albany AMT1" fo:font-size="10pt" style:font-name-asian="DejaVu Sans" style:font-size-asian="10pt" style:font-name-complex="TakaoPGothic1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margin-top="0.093cm" fo:margin-bottom="0.093cm" style:contextual-spacing="false" fo:text-align="center" style:justify-single-word="false" fo:orphans="2" fo:widows="2" text:number-lines="false" text:line-number="0" style:writing-mode="lr-tb"/>
      <style:text-properties style:use-window-font-color="true" style:font-name="Albany AMT1" fo:font-size="10pt" fo:font-weight="bold" style:font-name-asian="DejaVu Sans" style:font-size-asian="10pt" style:font-weight-asian="bold" style:font-name-complex="TakaoPGothic1" style:font-size-complex="12pt" style:font-weight-complex="bold"/>
    </style:style>
    <style:style style:name="Text_20_body.listitem" style:display-name="Text body.listitem" style:family="paragraph" style:default-outline-level="">
      <style:paragraph-properties fo:margin-top="0.093cm" fo:margin-bottom="0.093cm" style:contextual-spacing="false" fo:orphans="2" fo:widows="2" style:writing-mode="lr-tb"/>
      <style:text-properties style:use-window-font-color="true" style:font-name="Albany AMT1" fo:font-size="10pt" style:font-name-asian="DejaVu Sans" style:font-size-asian="10pt" style:font-name-complex="TakaoPGothic1" style:font-size-complex="12pt"/>
    </style:style>
    <style:style style:name="Final_20_Slide_7e_LT_7e_Gliederung_20_1" style:display-name="Final Slide~LT~Gliederung 1" style:family="paragraph" style:default-outline-level="">
      <style:paragraph-properties fo:margin-left="0cm" fo:margin-right="0cm" fo:margin-top="0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Final_20_Slide_7e_LT_7e_Gliederung_20_2" style:display-name="Final Slide~LT~Gliederung 2" style:family="paragraph" style:parent-style-name="Final_20_Slide_7e_LT_7e_Gliederung_20_1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Final_20_Slide_7e_LT_7e_Gliederung_20_3" style:display-name="Final Slide~LT~Gliederung 3" style:family="paragraph" style:parent-style-name="Final_20_Slide_7e_LT_7e_Gliederung_20_2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Final_20_Slide_7e_LT_7e_Gliederung_20_4" style:display-name="Final Slide~LT~Gliederung 4" style:family="paragraph" style:parent-style-name="Final_20_Slide_7e_LT_7e_Gliederung_20_3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20_Slide_7e_LT_7e_Gliederung_20_5" style:display-name="Final Slide~LT~Gliederung 5" style:family="paragraph" style:parent-style-name="Final_20_Slide_7e_LT_7e_Gliederung_20_4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20_Slide_7e_LT_7e_Gliederung_20_6" style:display-name="Final Slide~LT~Gliederung 6" style:family="paragraph" style:parent-style-name="Final_20_Slide_7e_LT_7e_Gliederung_20_5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20_Slide_7e_LT_7e_Gliederung_20_7" style:display-name="Final Slide~LT~Gliederung 7" style:family="paragraph" style:parent-style-name="Final_20_Slide_7e_LT_7e_Gliederung_20_6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20_Slide_7e_LT_7e_Gliederung_20_8" style:display-name="Final Slide~LT~Gliederung 8" style:family="paragraph" style:parent-style-name="Final_20_Slide_7e_LT_7e_Gliederung_20_7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20_Slide_7e_LT_7e_Gliederung_20_9" style:display-name="Final Slide~LT~Gliederung 9" style:family="paragraph" style:parent-style-name="Final_20_Slide_7e_LT_7e_Gliederung_20_8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20_Slide_7e_LT_7e_Titel" style:display-name="Final Slide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Final_20_Slide_7e_LT_7e_Untertitel" style:display-name="Final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Final_20_Slide_7e_LT_7e_Notizen" style:display-name="Final Slide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kaoPGothic1" style:font-size-complex="12pt" style:text-emphasize="none"/>
    </style:style>
    <style:style style:name="Final_20_Slide_7e_LT_7e_Hintergrundobjekte" style:display-name="Final Slide~LT~Hintergrundobjekte" style:family="paragraph" style:default-outline-level="">
      <style:paragraph-properties fo:orphans="2" fo:widows="2" style:writing-mode="lr-tb"/>
      <style:text-properties style:use-window-font-color="true" style:font-name="Liberation Sans" fo:font-size="12pt" style:letter-kerning="true" style:font-name-asian="DejaVu Sans" style:font-size-asian="12pt" style:font-name-complex="TakaoPGothic1" style:font-size-complex="12pt"/>
    </style:style>
    <style:style style:name="Final_20_Slide_7e_LT_7e_Hintergrund" style:display-name="Final Slide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style:style style:name="Section_20_Header_7e_LT_7e_Gliederung_20_1" style:display-name="Section Header~LT~Gliederung 1" style:family="paragraph" style:default-outline-level="">
      <style:paragraph-properties fo:margin-left="0cm" fo:margin-right="0cm" fo:margin-top="0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kaoPGothic1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orphans="2" fo:widows="2" style:writing-mode="lr-tb"/>
      <style:text-properties style:use-window-font-color="true" style:font-name="Liberation Sans" fo:font-size="12pt" style:letter-kerning="true" style:font-name-asian="DejaVu Sans" style:font-size-asian="12pt" style:font-name-complex="TakaoPGothic1" style:font-size-complex="12pt"/>
    </style:style>
    <style:style style:name="Section_20_Header_7e_LT_7e_Hintergrund" style:display-name="Section Header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cm" fo:margin-bottom="0.21cm" style:contextual-spacing="false" fo:text-indent="0cm" style:auto-text-indent="false"/>
      <style:text-properties style:text-outline="false" style:text-line-through-style="none" style:font-name="Lohit Hindi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cm" fo:margin-bottom="0.20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kaoPGothic1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kaoPGothic1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use-window-font-color="true" style:font-name="Liberation Sans" fo:font-size="12pt" style:letter-kerning="true" style:font-name-asian="DejaVu Sans" style:font-size-asian="12pt" style:font-name-complex="TakaoPGothic1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style:style style:name="Alapértelmezett_7e_LT_7e_Gliederung_20_1" style:display-name="Alapértelmezett~LT~Gliederung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Alapértelmezett_7e_LT_7e_Gliederung_20_2" style:display-name="Alapértelmezett~LT~Gliederung 2" style:family="paragraph" style:parent-style-name="Alapértelmezett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apértelmezett_7e_LT_7e_Gliederung_20_3" style:display-name="Alapértelmezett~LT~Gliederung 3" style:family="paragraph" style:parent-style-name="Alapértelmezett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apértelmezett_7e_LT_7e_Gliederung_20_4" style:display-name="Alapértelmezett~LT~Gliederung 4" style:family="paragraph" style:parent-style-name="Alapértelmezett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apértelmezett_7e_LT_7e_Gliederung_20_5" style:display-name="Alapértelmezett~LT~Gliederung 5" style:family="paragraph" style:parent-style-name="Alapértelmezett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apértelmezett_7e_LT_7e_Gliederung_20_6" style:display-name="Alapértelmezett~LT~Gliederung 6" style:family="paragraph" style:parent-style-name="Alapértelmezett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apértelmezett_7e_LT_7e_Gliederung_20_7" style:display-name="Alapértelmezett~LT~Gliederung 7" style:family="paragraph" style:parent-style-name="Alapértelmezett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apértelmezett_7e_LT_7e_Gliederung_20_8" style:display-name="Alapértelmezett~LT~Gliederung 8" style:family="paragraph" style:parent-style-name="Alapértelmezett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apértelmezett_7e_LT_7e_Gliederung_20_9" style:display-name="Alapértelmezett~LT~Gliederung 9" style:family="paragraph" style:parent-style-name="Alapértelmezett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apértelmezett_7e_LT_7e_Titel" style:display-name="Alapértelmezet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0pt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TakaoPGothic1" style:font-size-complex="12pt" style:text-emphasize="none"/>
    </style:style>
    <style:style style:name="Alapértelmezett_7e_LT_7e_Untertitel" style:display-name="Alapértelmezet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Alapértelmezett_7e_LT_7e_Notizen" style:display-name="Alapértelmezett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kaoPGothic1" style:font-size-complex="12pt" style:text-emphasize="none"/>
    </style:style>
    <style:style style:name="Alapértelmezett_7e_LT_7e_Hintergrundobjekte" style:display-name="Alapértelmezett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style:style style:name="Alapértelmezett_7e_LT_7e_Hintergrund" style:display-name="Alapértelmezett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use-window-font-color="true" style:text-outline="false" style:text-line-through-style="none" style:font-name="Pothana2000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Pothana2000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Pothana2000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Pothana2000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Pothana2000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Pothana2000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Pothana2000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Pothana2000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Pothana2000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Pothana2000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TakaoPGothic1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Pothana2000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kaoPGothic1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Pothana2000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TakaoPGothic1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TakaoPGothic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asawara Naruhiko</meta:initial-creator>
    <meta:creation-date>2013-04-23T01:00:32</meta:creation-date>
    <dc:date>2013-04-23T01:03:13</dc:date>
    <dc:creator>Ogasawara Naruhiko</dc:creator>
    <meta:editing-duration>PT1M36S</meta:editing-duration>
    <meta:editing-cycles>3</meta:editing-cycles>
    <meta:generator>LibreOffice/4.0.2.2$Linux_x86 LibreOffice_project/4c82dcdd6efcd48b1d8bba66bfe1989deee49c3</meta:generator>
    <meta:document-statistic meta:table-count="0" meta:image-count="0" meta:object-count="0" meta:page-count="1" meta:paragraph-count="9" meta:word-count="42" meta:character-count="71" meta:non-whitespace-character-count="58"/>
  </office:meta>
</office:document-meta>
</file>